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tle" style:family="table">
      <style:table-properties style:width="11.3042in" fo:margin-left="0in" table:align="left"/>
    </style:style>
    <style:style style:name="title.A" style:family="table-column">
      <style:table-column-properties style:column-width="1.3951in"/>
    </style:style>
    <style:style style:name="title.B" style:family="table-column">
      <style:table-column-properties style:column-width="8.7771in"/>
    </style:style>
    <style:style style:name="title.C" style:family="table-column">
      <style:table-column-properties style:column-width="1.1319in"/>
    </style:style>
    <style:style style:name="title.A1" style:family="table-cell">
      <style:table-cell-properties fo:background-color="transparent" fo:padding="0.0382in" fo:border="none">
        <style:background-image/>
      </style:table-cell-properties>
    </style:style>
    <style:style style:name="Таблица1" style:family="table">
      <style:table-properties style:width="11.2208in" table:align="left"/>
    </style:style>
    <style:style style:name="Таблица1.A" style:family="table-column">
      <style:table-column-properties style:column-width="1.1597in"/>
    </style:style>
    <style:style style:name="Таблица1.B" style:family="table-column">
      <style:table-column-properties style:column-width="0.516in"/>
    </style:style>
    <style:style style:name="Таблица1.C" style:family="table-column">
      <style:table-column-properties style:column-width="0.9785in"/>
    </style:style>
    <style:style style:name="Таблица1.D" style:family="table-column">
      <style:table-column-properties style:column-width="0.3569in"/>
    </style:style>
    <style:style style:name="Таблица1.A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text-outline="false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7" style:family="paragraph" style:parent-style-name="Standard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 officeooo:rsid="008f569b"/>
    </style:style>
    <style:style style:name="T13" style:family="text">
      <style:text-properties fo:font-variant="normal" fo:text-transform="none" fo:color="#000000" style:font-name="Arial" fo:font-size="10pt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6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569b"/>
    </style:style>
    <style:style style:name="T17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8f3ed5"/>
    </style:style>
    <style:style style:name="T18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12835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365f1"/>
    </style:style>
    <style:style style:name="T20" style:family="text">
      <style:text-properties officeooo:rsid="00912835"/>
    </style:style>
    <style:style style:name="T21" style:family="text">
      <style:text-properties officeooo:rsid="009365f1"/>
    </style:style>
    <style:style style:name="T22" style:family="text">
      <style:text-properties officeooo:rsid="00971d3f"/>
    </style:style>
    <style:style style:name="T23" style:family="text">
      <style:text-properties style:font-name="TimesNewRomanPSMT" fo:font-size="12pt"/>
    </style:style>
    <style:style style:name="T24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tracked-changes text:track-changes="false">
        <text:changed-region text:id="ct304027408">
          <text:insertion>
            <office:change-info>
              <dc:creator>Unknown Author</dc:creator>
              <dc:date>2014-10-20T18:22:00</dc:date>
            </office:change-info>
          </text:insertion>
        </text:changed-region>
        <text:changed-region text:id="ct304028624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text:id="ct304030768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text:id="ct304031792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text:id="ct304033712">
          <text:insertion>
            <office:change-info>
              <dc:creator>Unknown Author</dc:creator>
              <dc:date>2014-10-20T18:28:00</dc:date>
            </office:change-info>
          </text:insertion>
        </text:changed-region>
        <text:changed-region text:id="ct304035184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04036656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04038128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04039600">
          <text:insertion>
            <office:change-info>
              <dc:creator>Unknown Author</dc:creator>
              <dc:date>2014-10-20T18:30:00</dc:date>
            </office:change-info>
          </text:insertion>
        </text:changed-region>
        <text:changed-region text:id="ct52520048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text:id="ct529539392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text:id="ct694576336">
          <text:insertion>
            <office:change-info>
              <dc:creator>Unknown Author</dc:creator>
              <dc:date>2014-11-07T15:27:00</dc:date>
            </office:change-info>
          </text:insertion>
        </text:changed-region>
        <text:changed-region text:id="ct304063360">
          <text:insertion>
            <office:change-info>
              <dc:creator>Unknown Author</dc:creator>
              <dc:date>2014-10-21T12:16:00</dc:date>
            </office:change-info>
          </text:insertion>
        </text:changed-region>
        <text:changed-region text:id="ct304063584">
          <text:insertion>
            <office:change-info>
              <dc:creator>Unknown Author</dc:creator>
              <dc:date>2014-10-21T12:17:00</dc:date>
            </office:change-info>
          </text:insertion>
        </text:changed-region>
        <text:changed-region text:id="ct529535936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text:id="ct304059600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text:id="ct52522912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52529856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52530176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text:id="ct52530560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text:id="ct52531824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52532688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5253345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3432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3467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3550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360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368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376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3854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388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3992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404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4132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4216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545120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535184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533040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544784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522400">
          <text:insertion>
            <office:change-info>
              <dc:creator>alex </dc:creator>
              <dc:date>2014-02-26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5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6">Суточный лист врачебных назначений на <text:change-start text:change-id="ct304027408"/><text:span text:style-name="T13">getData('listDate')</text:span><text:change-end text:change-id="ct304027408"/></text:p>
      <text:p text:style-name="Standard"><text:span text:style-name="T10">ФИО пациента: </text:span><text:bookmark-start text:name="DDE_LINK1"/><text:change-start text:change-id="ct304028624"/><text:span text:style-name="T11">getData('patientName')</text:span><text:bookmark-end text:name="DDE_LINK1"/><text:change-end text:change-id="ct304028624"/></text:p>
      <text:p text:style-name="Standard"><text:span text:style-name="T10">Возраст: </text:span><text:change-start text:change-id="ct304030768"/><text:span text:style-name="T20">get</text:span><text:span text:style-name="T21">Data</text:span><text:span text:style-name="T20">(</text:span><text:span text:style-name="T21">'</text:span><text:span text:style-name="T20">patient</text:span><text:span text:style-name="T21">Age',data</text:span><text:span text:style-name="T20">)</text:span><text:change-end text:change-id="ct304030768"/><text:span text:style-name="T20"> </text:span><text:span text:style-name="T12">(</text:span><text:change-start text:change-id="ct304031792"/><text:span text:style-name="T14">formatDate('patientBirthDate'</text:span><text:span text:style-name="T15">)</text:span><text:change-end text:change-id="ct304031792"/><text:span text:style-name="T16">), </text:span><text:span text:style-name="T17">Рост: </text:span><text:change-start text:change-id="ct304033712"/><text:span text:style-name="T18">get</text:span><text:span text:style-name="T19">Data</text:span><text:span text:style-name="T18">(</text:span><text:span text:style-name="T19">'</text:span><text:span text:style-name="T18">patient</text:span><text:span text:style-name="T19">Height')</text:span><text:change-end text:change-id="ct304033712"/><text:span text:style-name="T19">, Вес: </text:span><text:change-start text:change-id="ct304035184"/><text:span text:style-name="T18">get</text:span><text:span text:style-name="T19">Data</text:span><text:span text:style-name="T18">(</text:span><text:span text:style-name="T19">'</text:span><text:span text:style-name="T18">patientWeight')</text:span><text:change-end text:change-id="ct304035184"/><text:span text:style-name="T18">, BSA: </text:span><text:change-start text:change-id="ct304036656"/><text:span text:style-name="T18">get</text:span><text:span text:style-name="T19">Data</text:span><text:span text:style-name="T18">(</text:span><text:span text:style-name="T19">'</text:span><text:span text:style-name="T18">patientBSA')</text:span><text:change-end text:change-id="ct304036656"/><text:span text:style-name="T18">, Группа крови: </text:span><text:change-start text:change-id="ct304038128"/><text:span text:style-name="T18">get</text:span><text:span text:style-name="T19">Data</text:span><text:span text:style-name="T18">(</text:span><text:span text:style-name="T19">'</text:span><text:span text:style-name="T18">patientBlood')</text:span><text:change-end text:change-id="ct304038128"/><text:span text:style-name="T18">, Койка: </text:span><text:change-start text:change-id="ct304039600"/><text:span text:style-name="T18">get</text:span><text:span text:style-name="T19">Data</text:span><text:span text:style-name="T18">(</text:span><text:span text:style-name="T19">'</text:span><text:span text:style-name="T18">patientBed')</text:span><text:change-end text:change-id="ct304039600"/><text:span text:style-name="T18">.</text:span></text:p>
      <text:p text:style-name="P7"/>
      <text:section text:style-name="Sect1" text:name="Группа назначений1"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24"/>
          <table:table-header-rows>
            <table:table-row>
              <table:table-cell table:style-name="Таблица1.A1" table:number-columns-spanned="27" office:value-type="string">
                <text:p text:style-name="P2"><text:change-start text:change-id="ct52520048"/><text:span text:style-name="T1">getData('name', group)</text:span><text:change-end text:change-id="ct52520048"/><office:annotation><dc:creator>alex </dc:creator><dc:date>2014-02-26T11:24:12</dc:date><text:p text:style-name="P8"><text:span text:style-name="T24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3">Наименование</text:p>
            </table:table-cell>
            <table:table-cell table:style-name="Таблица1.A2" office:value-type="string">
              <text:p text:style-name="P3">v,мл/ч</text:p>
            </table:table-cell>
            <table:table-cell table:style-name="Таблица1.A2" office:value-type="string">
              <text:p text:style-name="P3">Примечание</text:p>
            </table:table-cell>
            <table:table-cell table:style-name="Таблица1.A2" office:value-type="string">
              <text:p text:style-name="P4">12</text:p>
            </table:table-cell>
            <table:table-cell table:style-name="Таблица1.A2" office:value-type="string">
              <text:p text:style-name="P4">13</text:p>
            </table:table-cell>
            <table:table-cell table:style-name="Таблица1.A2" office:value-type="string">
              <text:p text:style-name="P4">14</text:p>
            </table:table-cell>
            <table:table-cell table:style-name="Таблица1.A2" office:value-type="string">
              <text:p text:style-name="P4">15</text:p>
            </table:table-cell>
            <table:table-cell table:style-name="Таблица1.A2" office:value-type="string">
              <text:p text:style-name="P4">16</text:p>
            </table:table-cell>
            <table:table-cell table:style-name="Таблица1.A2" office:value-type="string">
              <text:p text:style-name="P4">17</text:p>
            </table:table-cell>
            <table:table-cell table:style-name="Таблица1.A2" office:value-type="string">
              <text:p text:style-name="P4">18</text:p>
            </table:table-cell>
            <table:table-cell table:style-name="Таблица1.A2" office:value-type="string">
              <text:p text:style-name="P4">19</text:p>
            </table:table-cell>
            <table:table-cell table:style-name="Таблица1.A2" office:value-type="string">
              <text:p text:style-name="P4">20</text:p>
            </table:table-cell>
            <table:table-cell table:style-name="Таблица1.A2" office:value-type="string">
              <text:p text:style-name="P4">21</text:p>
            </table:table-cell>
            <table:table-cell table:style-name="Таблица1.A2" office:value-type="string">
              <text:p text:style-name="P4">22</text:p>
            </table:table-cell>
            <table:table-cell table:style-name="Таблица1.A2" office:value-type="string">
              <text:p text:style-name="P4">23</text:p>
            </table:table-cell>
            <table:table-cell table:style-name="Таблица1.A2" office:value-type="string">
              <text:p text:style-name="P4">24</text:p>
            </table:table-cell>
            <table:table-cell table:style-name="Таблица1.A2" office:value-type="string">
              <text:p text:style-name="P4">1</text:p>
            </table:table-cell>
            <table:table-cell table:style-name="Таблица1.A2" office:value-type="string">
              <text:p text:style-name="P4">2</text:p>
            </table:table-cell>
            <table:table-cell table:style-name="Таблица1.A2" office:value-type="string">
              <text:p text:style-name="P4">3</text:p>
            </table:table-cell>
            <table:table-cell table:style-name="Таблица1.A2" office:value-type="string">
              <text:p text:style-name="P4">4</text:p>
            </table:table-cell>
            <table:table-cell table:style-name="Таблица1.A2" office:value-type="string">
              <text:p text:style-name="P4">5</text:p>
            </table:table-cell>
            <table:table-cell table:style-name="Таблица1.A2" office:value-type="string">
              <text:p text:style-name="P4">6</text:p>
            </table:table-cell>
            <table:table-cell table:style-name="Таблица1.A2" office:value-type="string">
              <text:p text:style-name="P4">7</text:p>
            </table:table-cell>
            <table:table-cell table:style-name="Таблица1.A2" office:value-type="string">
              <text:p text:style-name="P4">8</text:p>
            </table:table-cell>
            <table:table-cell table:style-name="Таблица1.A2" office:value-type="string">
              <text:p text:style-name="P4">9</text:p>
            </table:table-cell>
            <table:table-cell table:style-name="Таблица1.A2" office:value-type="string">
              <text:p text:style-name="P4">10</text:p>
            </table:table-cell>
            <table:table-cell table:style-name="Таблица1.a2" office:value-type="string">
              <text:p text:style-name="P4">11</text:p>
            </table:table-cell>
          </table:table-row>
          <table:table-row>
            <table:table-cell table:style-name="Таблица1.A2" office:value-type="string">
              <text:p text:style-name="Table_20_Contents"><text:span text:style-name="T2"><office:annotation><dc:creator>alex </dc:creator><dc:date>2014-02-26T13:05:30</dc:date><text:p text:style-name="P8"><text:span text:style-name="T24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8"><text:span text:style-name="T24">do text for drug in prescription['drugs']</text:span></text:p></office:annotation></text:span><text:change-start text:change-id="ct529539392"/><text:span text:style-name="T4">getData('name', drug</text:span><text:change-end text:change-id="ct529539392"/><text:span text:style-name="T4"> <text:s text:c="2"/></text:span><text:change-start text:change-id="ct694576336"/><text:span text:style-name="T4">getData('dosageValue', drug) </text:span><text:change-end text:change-id="ct694576336"/><text:span text:style-name="T4"><text:s/>(</text:span><text:change-start text:change-id="ct304063360"/><text:span text:style-name="T4">getData('dose', drug)</text:span><text:change-end text:change-id="ct304063360"/><text:span text:style-name="T4"> </text:span><text:change-start text:change-id="ct304063584"/><text:span text:style-name="T4">getData('</text:span><text:span text:style-name="T23">unitNa me </text:span></text:p>
              <text:p text:style-name="Table_20_Contents"><text:span text:style-name="T4">', drug)</text:span><text:change-end text:change-id="ct304063584"/><text:span text:style-name="T4">)</text:span></text:p>
            </table:table-cell>
            <table:table-cell table:style-name="Таблица1.A2" office:value-type="string">
              <text:p text:style-name="Table_20_Contents"><text:change-start text:change-id="ct529535936"/>getData('<text:span text:style-name="T22">v</text:span>oa',prescription)<text:change-end text:change-id="ct529535936"/></text:p>
            </table:table-cell>
            <table:table-cell table:style-name="Таблица1.A2" office:value-type="string">
              <text:p text:style-name="Table_20_Contents"><text:change-start text:change-id="ct304059600"/>getData('note', prescription)<text:change-end text:change-id="ct304059600"/></text:p>
            </table:table-cell>
            <table:table-cell table:style-name="Таблица1.A2" office:value-type="string">
              <text:p text:style-name="P1"><text:change-start text:change-id="ct52522912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52522912"/></text:p>
            </table:table-cell>
            <table:table-cell table:style-name="Таблица1.A2" office:value-type="string">
              <text:p text:style-name="P1"><text:change-start text:change-id="ct52529856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52529856"/></text:p>
            </table:table-cell>
            <table:table-cell table:style-name="Таблица1.A2" office:value-type="string">
              <text:p text:style-name="P1"><text:change-start text:change-id="ct52530176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52530176"/></text:p>
            </table:table-cell>
            <table:table-cell table:style-name="Таблица1.A2" office:value-type="string">
              <text:p text:style-name="P1"><text:change-start text:change-id="ct52530560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52530560"/></text:p>
            </table:table-cell>
            <table:table-cell table:style-name="Таблица1.A2" office:value-type="string">
              <text:p text:style-name="P1"><text:change-start text:change-id="ct52531824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52531824"/></text:p>
            </table:table-cell>
            <table:table-cell table:style-name="Таблица1.A2" office:value-type="string">
              <text:p text:style-name="P1"><text:change-start text:change-id="ct52532688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52532688"/></text:p>
            </table:table-cell>
            <table:table-cell table:style-name="Таблица1.A2" office:value-type="string">
              <text:p text:style-name="P1"><text:change-start text:change-id="ct52533456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52533456"/></text:p>
            </table:table-cell>
            <table:table-cell table:style-name="Таблица1.A2" office:value-type="string">
              <text:p text:style-name="P1"><text:change-start text:change-id="ct52534320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52534320"/></text:p>
            </table:table-cell>
            <table:table-cell table:style-name="Таблица1.A2" office:value-type="string">
              <text:p text:style-name="P1"><text:change-start text:change-id="ct52534672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52534672"/></text:p>
            </table:table-cell>
            <table:table-cell table:style-name="Таблица1.A2" office:value-type="string">
              <text:p text:style-name="P1"><text:change-start text:change-id="ct52535504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52535504"/></text:p>
            </table:table-cell>
            <table:table-cell table:style-name="Таблица1.A2" office:value-type="string">
              <text:p text:style-name="P1"><text:change-start text:change-id="ct52536080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52536080"/></text:p>
            </table:table-cell>
            <table:table-cell table:style-name="Таблица1.A2" office:value-type="string">
              <text:p text:style-name="P1"><text:change-start text:change-id="ct52536880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52536880"/></text:p>
            </table:table-cell>
            <table:table-cell table:style-name="Таблица1.A2" office:value-type="string">
              <text:p text:style-name="P1"><text:change-start text:change-id="ct52537680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52537680"/></text:p>
            </table:table-cell>
            <table:table-cell table:style-name="Таблица1.A2" office:value-type="string">
              <text:p text:style-name="P1"><text:change-start text:change-id="ct52538544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52538544"/></text:p>
            </table:table-cell>
            <table:table-cell table:style-name="Таблица1.A2" office:value-type="string">
              <text:p text:style-name="P1"><text:change-start text:change-id="ct52538896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52538896"/></text:p>
            </table:table-cell>
            <table:table-cell table:style-name="Таблица1.A2" office:value-type="string">
              <text:p text:style-name="P1"><text:change-start text:change-id="ct52539920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52539920"/></text:p>
            </table:table-cell>
            <table:table-cell table:style-name="Таблица1.A2" office:value-type="string">
              <text:p text:style-name="P1"><text:change-start text:change-id="ct52540496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52540496"/></text:p>
            </table:table-cell>
            <table:table-cell table:style-name="Таблица1.A2" office:value-type="string">
              <text:p text:style-name="P1"><text:change-start text:change-id="ct52541328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52541328"/></text:p>
            </table:table-cell>
            <table:table-cell table:style-name="Таблица1.A2" office:value-type="string">
              <text:p text:style-name="P1"><text:change-start text:change-id="ct52542160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52542160"/></text:p>
            </table:table-cell>
            <table:table-cell table:style-name="Таблица1.A2" office:value-type="string">
              <text:p text:style-name="P1"><text:change-start text:change-id="ct52545120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52545120"/></text:p>
            </table:table-cell>
            <table:table-cell table:style-name="Таблица1.A2" office:value-type="string">
              <text:p text:style-name="P1"><text:change-start text:change-id="ct52535184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52535184"/></text:p>
            </table:table-cell>
            <table:table-cell table:style-name="Таблица1.A2" office:value-type="string">
              <text:p text:style-name="P1"><text:change-start text:change-id="ct52533040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52533040"/></text:p>
            </table:table-cell>
            <table:table-cell table:style-name="Таблица1.A2" office:value-type="string">
              <text:p text:style-name="P1"><text:change-start text:change-id="ct52544784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52544784"/></text:p>
            </table:table-cell>
            <table:table-cell table:style-name="Таблица1.a2" office:value-type="string">
              <text:p text:style-name="P1"><text:change-start text:change-id="ct52522400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52522400"/></text:p>
            </table:table-cell>
          </table:table-row>
        </table:table>
        <text:p text:style-name="Standard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965in" fo:margin-bottom="0.1965in" fo:margin-left="0.1965in" fo:margin-right="0.196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14-02-20T19:39:21</meta:creation-date>
    <dc:date>2014-11-07T15:28:31</dc:date>
    <meta:editing-duration>PT57H32M56S</meta:editing-duration>
    <meta:editing-cycles>156</meta:editing-cycles>
    <meta:generator>OpenOffice.org/3.0$Unix OpenOffice.org_project/300m9$Build-9358</meta:generator>
    <meta:document-statistic meta:table-count="2" meta:image-count="0" meta:object-count="0" meta:page-count="1" meta:paragraph-count="60" meta:word-count="132" meta:character-count="1851"/>
    <meta:user-defined meta:name="Info 2"/>
    <meta:user-defined meta:name="Info 3"/>
    <meta:user-defined meta:name="Info 4"/>
    <meta:user-defined meta:name="anonimus"/>
  </office:meta>
</office:document-meta>
</file>